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000000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Text_20_body">
      <style:text-properties fo:color="#000000" fo:font-size="11pt" fo:font-style="normal" style:text-underline-style="none" fo:font-weight="normal" officeooo:paragraph-rsid="001cf4f7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Text_20_body">
      <style:text-properties fo:color="#000000" fo:font-size="11pt" fo:font-style="normal" style:text-underline-style="none" fo:font-weight="normal" officeooo:rsid="001cf4f7" officeooo:paragraph-rsid="001cf4f7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8509a"/>
    </style:style>
    <style:style style:name="T2" style:family="text">
      <style:text-properties officeooo:rsid="0019b9d6"/>
    </style:style>
    <style:style style:name="T3" style:family="text">
      <style:text-properties officeooo:rsid="0019b9d6"/>
    </style:style>
    <style:style style:name="T4" style:family="text">
      <style:text-properties officeooo:rsid="0019f6a2"/>
    </style:style>
    <style:style style:name="T5" style:family="text">
      <style:text-properties fo:font-style="italic" officeooo:rsid="0019b9d6" style:font-style-asian="italic" style:font-style-complex="italic"/>
    </style:style>
    <style:style style:name="T6" style:family="text">
      <style:text-properties officeooo:rsid="001cf4f7"/>
    </style:style>
    <style:style style:name="T7" style:family="text">
      <style:text-properties officeooo:rsid="001cf4f7"/>
    </style:style>
    <style:style style:name="T8" style:family="text">
      <style:text-properties officeooo:rsid="001cfc1d"/>
    </style:style>
    <style:style style:name="T9" style:family="text">
      <style:text-properties officeooo:rsid="001cfc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Ce stage aura pour but de</text:span> mettre au point des outils de diagnostics moléculaires pour la détection de<text:span text:style-name="T2">s pathogènes sur l’igname.</text:span></text:p>
      <text:p text:style-name="P2"><text:span text:style-name="T6">L’étude </text:span><text:span text:style-name="T8">portera</text:span><text:span text:style-name="T6"> sur</text:span><text:span text:style-name="T2"> la détection </text:span><text:span text:style-name="T8">du champignon</text:span><text:span text:style-name="T6"> </text:span><text:span text:style-name="T5">Colletotrichum gloeosporioides</text:span><text:span text:style-name="T2"> </text:span><text:span text:style-name="T6">ainsi que sur </text:span><text:span text:style-name="T2">la détection de </text:span><text:span text:style-name="T8">quatre nouveaux </text:span><text:span text:style-name="T6">virus </text:span><text:span text:style-name="T8">appartenant aux genres</text:span><text:span text:style-name="T6"> </text:span><text:span text:style-name="T5">Polerovirus</text:span><text:span text:style-name="T2">,</text:span><text:span text:style-name="T6"> </text:span><text:span text:style-name="T5">Velarivirus </text:span><text:span text:style-name="T2">et </text:span><text:span text:style-name="T5">Betaflexivirus.</text:span></text:p>
      <text:p text:style-name="P3">Le but du stage sera alors de développer des amorces spécifiques <text:span text:style-name="T8">à</text:span> ces espèces <text:span text:style-name="T8">et </text:span>adaptées <text:span text:style-name="T8">aux</text:span> technique<text:span text:style-name="T8">s</text:span> LAMP et Nested-PCR.</text:p>
      <text:p text:style-name="P1">Le développement de ces techniques permettra une meilleure évaluation des virus et du développement fongique au sein des plantations d’igname<text:span text:style-name="T4">s</text:span> et garantira une production durable et la sécurité des aliments auprès des consommateurs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Blue_5f_Curve_7e_LT_7e_Gliederung_20_1" style:display-name="Blue_Curv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 fo:orphans="2" fo:widows="2" style:writing-mode="lr-tb"/>
      <style:text-properties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ères_20_de_20_note_20_de_20_fin" style:display-name="Caractères de note de fi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Blue_5f_Curve1_7e_LT_7e_Gliederung_20_1" style:display-name="Blue_Curve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1:00:04.582045482</meta:creation-date>
    <dc:date>2019-02-15T12:04:36.852404091</dc:date>
    <meta:editing-duration>PT7M11S</meta:editing-duration>
    <meta:editing-cycles>1</meta:editing-cycles>
    <meta:generator>LibreOffice/6.1.4.2$Linux_X86_64 LibreOffice_project/10$Build-2</meta:generator>
    <meta:document-statistic meta:table-count="0" meta:image-count="0" meta:object-count="0" meta:page-count="1" meta:paragraph-count="4" meta:word-count="100" meta:character-count="680" meta:non-whitespace-character-count="584"/>
  </office:meta>
</office:document-meta>
</file>